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he Earth Compact: A Democratic Framework for Global Governance</text:span></text:p>
      <text:p text:style-name="Horizontal_20_Line"/>
      <text:h text:style-name="Heading_20_3" text:outline-level="3"><text:span text:style-name="Strong_20_Emphasis">Preamble</text:span></text:h>
      <text:p text:style-name="Text_20_body">We, the peoples of Earth, in pursuit of peace, justice, dignity, and sustainability for all, do establish this Earth Compact. Acknowledging the interdependence of our global community, the urgency of planetary crises, and the moral imperative to safeguard future generations, we hereby commit to a system of democratic, ethical, and inclusive global governance. This Compact affirms that legitimate power arises from the will of the people, is bound by law, and is accountable to the commons of humanity and Earth.</text:p>
      <text:p text:style-name="Horizontal_20_Line"/>
      <text:h text:style-name="Heading_20_3" text:outline-level="3"><text:span text:style-name="Strong_20_Emphasis">Article XIV – Path to Adoption and Democratic Implementation</text:span></text:h>
      <text:p text:style-name="Text_20_body"><text:span text:style-name="Strong_20_Emphasis">Preamble:</text:span> Recognizing that the legitimacy and viability of any global constitutional order depend not on coercion but on consent, transparency, and democratic participation, this Article establishes a stepwise, inclusive path toward adoption of the Earth Compact. It honors the precedent of international institutions formed outside the existing United Nations system, the democratic aspirations of peoples and states, and the evolving norms of participatory governance.</text:p>
      <text:p text:style-name="Text_20_body"><text:span text:style-name="Strong_20_Emphasis">Section 1. Foundational Charter and Pilot Federations</text:span><text:line-break/>1.1 A coalition of willing, democratic nations may convene to establish a Foundational Charter—a treaty-based framework initiating a pilot federation consistent with the Earth Compact’s values.<text:line-break/>1.2 Said Charter shall operate independently of existing multilateral bodies, akin to the establishment of the WHO, ILO, and ICC.<text:line-break/>1.3 This pilot federation shall serve as a living demonstration of constitutional efficiency, ethical governance, and participatory legitimacy.</text:p>
      <text:p text:style-name="Text_20_body"><text:span text:style-name="Strong_20_Emphasis">Section 2. UN Integration and Parliamentary Assembly</text:span><text:line-break/>2.1 Signatories shall promote the creation of a United Nations Parliamentary Assembly (UNPA) under Article 22 of the UN Charter.<text:line-break/>2.2 The UNPA shall evolve toward a bicameral global legislative system.</text:p>
      <text:p text:style-name="Text_20_body"><text:span text:style-name="Strong_20_Emphasis">Section 3. Financial and Technical Incentives</text:span><text:line-break/>3.1 Multilateral donors, philanthropic organizations, and regional bodies shall provide technical assistance and funding to developing nations opting into the Compact.<text:line-break/>3.2 Incentives may draw from the GAVI AMC, GHIT Fund, and Green Climate Fund.<text:line-break/>3.3 Access to dividends and trade privileges may be tied to transparency and democratic reforms.</text:p>
      <text:p text:style-name="Text_20_body"><text:span text:style-name="Strong_20_Emphasis">Section 4. Citizen Participation and Participatory Drafting</text:span><text:line-break/>4.1 Citizens globally shall be invited to contribute to constitutional language, propose amendments, and participate in digital deliberations.<text:line-break/>4.2 Models include Mexico City’s and Iceland’s constitutional experiences.</text:p>
      <text:p text:style-name="Text_20_body"><text:span text:style-name="Strong_20_Emphasis">Section 5. Hybrid Convention of Citizens and Delegates</text:span><text:line-break/>5.1 A Global Constitutional Convention shall convene with national delegates and randomly selected <text:soft-page-break/>citizens.<text:line-break/>5.2 Modeled after Ireland’s and Mongolia’s assemblies.</text:p>
      <text:p text:style-name="Text_20_body"><text:span text:style-name="Strong_20_Emphasis">Section 6. Layered Ratification Mechanism</text:span><text:line-break/>6.1 Ratification shall proceed via:<text:line-break/>(a) National ratification by governments;<text:line-break/>(b) Citizen referenda and elections to a Provisional Global Assembly where official ratification is stalled.</text:p>
      <text:p text:style-name="Text_20_body"><text:span text:style-name="Strong_20_Emphasis">Section 7. Citizen Juries and Public Deliberation</text:span><text:line-break/>7.1 Randomized, representative citizen juries shall deliberate major constitutional issues.<text:line-break/>7.2 Findings are advisory and public.</text:p>
      <text:p text:style-name="Text_20_body"><text:span text:style-name="Strong_20_Emphasis">Section 8. Early Adopter Status and Benefits</text:span><text:line-break/>8.1 Participating states gain Compact Partner recognition and access to:</text:p>
      <text:list xml:id="list4085779766" text:style-name="L3">
        <text:list-item>
          <text:p text:style-name="P3">Innovation grants,</text:p>
        </text:list-item>
        <text:list-item>
          <text:p text:style-name="P3">Sustainable finance,</text:p>
        </text:list-item>
        <text:list-item>
          <text:p text:style-name="P3">Technology transfer,</text:p>
        </text:list-item>
        <text:list-item>
          <text:p text:style-name="P3">Preferential trade access.</text:p>
        </text:list-item>
      </text:list>
      <text:p text:style-name="Text_20_body"><text:span text:style-name="Strong_20_Emphasis">Section 9. Evaluation, Transparency, and Scaling</text:span><text:line-break/>9.1 Annual reports will evaluate adherence to democratic standards, transparency, and participation.<text:line-break/>9.2 Expansion to regional clusters encouraged.</text:p>
      <text:p text:style-name="Text_20_body"><text:span text:style-name="Strong_20_Emphasis">Section 10. Moral and Diplomatic Mobilization</text:span><text:line-break/>10.1 Civil society, religious, youth, and academic groups shall apply sustained advocacy.<text:line-break/>10.2 Normative leadership by early adopters reinforces global uptake.</text:p>
      <text:p text:style-name="Horizontal_20_Line"/>
      <text:h text:style-name="Heading_20_3" text:outline-level="3"><text:span text:style-name="Strong_20_Emphasis">Article XV – Integrity and Anti-Corruption Framework</text:span></text:h>
      <text:p text:style-name="Text_20_body"><text:span text:style-name="Strong_20_Emphasis">Preamble:</text:span> The legitimacy of democratic global governance depends on ethical conduct, transparency, and public trust. This Article outlines a comprehensive system for preventing corruption, ensuring accountability, and fostering a culture of integrity.</text:p>
      <text:p text:style-name="Text_20_body"><text:span text:style-name="Strong_20_Emphasis">Section 1. Separation of Powers and Redundant Oversight</text:span><text:line-break/>1.1 Governance bodies shall maintain strict separation of financial, judicial, and legislative powers.<text:line-break/>1.2 Independent audit, ethics, and procurement oversight boards shall be established.</text:p>
      <text:p text:style-name="Text_20_body"><text:span text:style-name="Strong_20_Emphasis">Section 2. Citizens' Integrity Chamber (CIC)</text:span><text:line-break/>2.1 A rotating, lottery-selected panel of global citizens shall review high-level decisions and ethics cases.<text:line-break/>2.2 CIC members serve short, non-renewable terms.</text:p>
      <text:p text:style-name="Text_20_body"><text:span text:style-name="Strong_20_Emphasis">Section 3. Radical Transparency and Public Ledger</text:span><text:line-break/>3.1 All contracts, budgets, and official meetings must be published.<text:line-break/><text:soft-page-break/>3.2 Immutable public ledgers (e.g. cryptographic logs) shall track finances, decision logic, and asset declarations.</text:p>
      <text:p text:style-name="Text_20_body"><text:span text:style-name="Strong_20_Emphasis">Section 4. Whistleblower Protection and Anonymous Reporting</text:span><text:line-break/>4.1 Protected anonymous channels shall enable safe reporting.<text:line-break/>4.2 Verified whistleblowers receive legal protection and financial rewards.</text:p>
      <text:p text:style-name="Text_20_body"><text:span text:style-name="Strong_20_Emphasis">Section 5. AI Oversight and Algorithmic Integrity</text:span><text:line-break/>5.1 Algorithms used for auditing must be open source and publicly auditable.<text:line-break/>5.2 An independent AI Ethics Ombudsman will oversee compliance.</text:p>
      <text:p text:style-name="Text_20_body"><text:span text:style-name="Strong_20_Emphasis">Section 6. Media and Investigative Journalism Support</text:span><text:line-break/>6.1 Compact Partners shall finance a global investigative journalism trust.<text:line-break/>6.2 Editorial independence guaranteed by rotating civil society boards.</text:p>
      <text:p text:style-name="Text_20_body"><text:span text:style-name="Strong_20_Emphasis">Section 7. Ethics Veto and Popular Impeachment</text:span><text:line-break/>7.1 Citizens may initiate veto petitions or impeachment votes via digital signatures.<text:line-break/>7.2 Thresholds for action shall be globally standardized but low enough to ensure accessibility.</text:p>
      <text:p text:style-name="Text_20_body"><text:span text:style-name="Strong_20_Emphasis">Section 8. Integrity Education and Public Culture</text:span><text:line-break/>8.1 Integrity and ethics education shall be required for public officials.<text:line-break/>8.2 Civic culture campaigns and transparency awards will promote ethical leadership.</text:p>
      <text:p text:style-name="Text_20_body"><text:span text:style-name="Strong_20_Emphasis">Section 9. Global Anti-Corruption Tribunal</text:span><text:line-break/>9.1 A standing international body shall try corruption cases involving Compact signatories.<text:line-break/>9.2 It shall have jurisdiction over transnational cases and Compact treaty violations.</text:p>
      <text:p text:style-name="Text_20_body"><text:span text:style-name="Strong_20_Emphasis">Section 10. Sanctions and Accountability</text:span><text:line-break/>10.1 Sanctions include removal from office, fines, bans on future service, and public disclosure.<text:line-break/>10.2 Due process and public documentation of enforcement are mandatory.</text:p>
      <text:p text:style-name="Horizontal_20_Line"/>
      <text:p text:style-name="Text_20_body"><text:span text:style-name="Strong_20_Emphasis">Next Steps:</text:span> Additional articles may be drafted on Rights and Freedoms, Democratic Institutions, Digital Governance, Environmental Stewardship, and Peace and Security.</text:p>
      <text:p text:style-name="Text_20_body">Let us know if you wish to continue to Articles XVI onward, or generate a visual roadmap, citizen ratification kit, or printable declaration version.</text:p>
      <text:p text:style-name="Text_20_body"/>
      <text:p text:style-name="Text_20_body">✅ Your Earth Compact content is now compiled into a comprehensive constitutional document titled <text:span text:style-name="Strong_20_Emphasis">“The Earth Compact: A Democratic Framework for Global Governance.”</text:span></text:p>
      <text:p text:style-name="Text_20_body">It includes:</text:p>
      <text:list xml:id="list3738884194" text:style-name="L1">
        <text:list-item>
          <text:p text:style-name="P1">A <text:span text:style-name="Strong_20_Emphasis">Preamble</text:span></text:p>
        </text:list-item>
        <text:list-item>
          <text:p text:style-name="P1"><text:span text:style-name="Strong_20_Emphasis">Article XIV</text:span>: Path to Adoption &amp; Implementation</text:p>
        </text:list-item>
        <text:list-item>
          <text:p text:style-name="P1"><text:span text:style-name="Strong_20_Emphasis">Article XV</text:span>: Integrity &amp; Anti-Corruption Framework</text:p>
        </text:list-item>
      </text:list>
      <text:p text:style-name="Text_20_body"><text:soft-page-break/>We can now proceed to:</text:p>
      <text:list xml:id="list1886444026" text:style-name="L2">
        <text:list-item>
          <text:p text:style-name="P2">Draft <text:span text:style-name="Strong_20_Emphasis">Article XVI</text:span> (e.g. Rights &amp; Freedoms, Environmental Law, Digital Sovereignty, etc.)</text:p>
        </text:list-item>
        <text:list-item>
          <text:p text:style-name="P2">Create a <text:span text:style-name="Strong_20_Emphasis">PDF or printable declaration</text:span></text:p>
        </text:list-item>
        <text:list-item>
          <text:p text:style-name="P2">Design a <text:span text:style-name="Strong_20_Emphasis">timeline or adoption roadmap</text:span></text:p>
        </text:list-item>
        <text:list-item>
          <text:p text:style-name="P2">Develop a <text:span text:style-name="Strong_20_Emphasis">citizen engagement toolkit</text:span></text:p>
        </text:list-item>
      </text:list>
      <text:p text:style-name="Text_20_body">Let me know your priority or preferred next sectio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ter Glen</meta:initial-creator>
    <meta:creation-date>2025-07-31T17:57:50.094308711</meta:creation-date>
    <dc:date>2025-07-31T17:58:50.042358872</dc:date>
    <dc:creator>Peter Glen</dc:creator>
    <meta:editing-duration>PT1M1S</meta:editing-duration>
    <meta:editing-cycles>1</meta:editing-cycles>
    <meta:document-statistic meta:table-count="0" meta:image-count="0" meta:object-count="0" meta:page-count="4" meta:paragraph-count="44" meta:word-count="988" meta:character-count="7102" meta:non-whitespace-character-count="6168"/>
    <meta:generator>LibreOffice/7.3.7.2$Linux_X86_64 LibreOffice_project/30$Build-2</meta:generator>
  </office:meta>
</office:document-meta>
</file>